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5" table:default-cell-style-name="Default"/>
        <table:table-row table:style-name="ro1">
          <table:table-cell table:style-name="ce3" office:value-type="string" calcext:value-type="string">
            <text:p>degrees\roots</text:p>
          </table:table-cell>
          <table:table-cell table:number-columns-repeated="3"/>
          <table:table-cell table:style-name="ce2" office:value-type="string" calcext:value-type="string">
            <text:p>2b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b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4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[.$C2] * 4 / 3" office:value-type="float" office:value="162.941015089163" calcext:value-type="float">
            <text:p>162.941015089163</text:p>
          </table:table-cell>
          <table:table-cell table:formula="of:= [.$D2] * 2 / 3" office:value-type="float" office:value="122.205761316872" calcext:value-type="float">
            <text:p>122.205761316872</text:p>
          </table:table-cell>
          <table:table-cell table:formula="of:= [.$E2] * 4 / 3" office:value-type="float" office:value="183.308641975309" calcext:value-type="float">
            <text:p>183.308641975309</text:p>
          </table:table-cell>
          <table:table-cell table:formula="of:= [.$F2] * 2 / 3" office:value-type="float" office:value="137.481481481481" calcext:value-type="float">
            <text:p>137.481481481481</text:p>
          </table:table-cell>
          <table:table-cell table:formula="of:= [.$G2] * 4 / 3" office:value-type="float" office:value="206.222222222222" calcext:value-type="float">
            <text:p>206.222222222222</text:p>
          </table:table-cell>
          <table:table-cell table:formula="of:= [.$H2] * 2 / 3" office:value-type="float" office:value="154.666666666667" calcext:value-type="float">
            <text:p>154.666666666667</text:p>
          </table:table-cell>
          <table:table-cell table:formula="of:= [.$I2] * 4 / 3" office:value-type="float" office:value="232" calcext:value-type="float">
            <text:p>232</text:p>
          </table:table-cell>
          <table:table-cell table:formula="of:= [.$J2] * 2 / 3" office:value-type="float" office:value="174" calcext:value-type="float">
            <text:p>174</text:p>
          </table:table-cell>
          <table:table-cell table:formula="of:= [.$B18]" office:value-type="float" office:value="261" calcext:value-type="float">
            <text:p>261</text:p>
          </table:table-cell>
          <table:table-cell table:formula="of:= [.$J2] * 3/4" office:value-type="float" office:value="195.75" calcext:value-type="float">
            <text:p>195.75</text:p>
          </table:table-cell>
          <table:table-cell table:formula="of:= [.$K2] * 3/2" office:value-type="float" office:value="293.625" calcext:value-type="float">
            <text:p>293.625</text:p>
          </table:table-cell>
          <table:table-cell table:formula="of:= [.$L2] * 3/4" office:value-type="float" office:value="220.21875" calcext:value-type="float">
            <text:p>220.21875</text:p>
          </table:table-cell>
          <table:table-cell table:formula="of:= [.$M2] * 3/2" office:value-type="float" office:value="330.328125" calcext:value-type="float">
            <text:p>330.328125</text:p>
          </table:table-cell>
          <table:table-cell table:formula="of:= [.$N2] *3/4" office:value-type="float" office:value="247.74609375" calcext:value-type="float">
            <text:p>247.74609375</text:p>
          </table:table-cell>
          <table:table-cell table:formula="of:= [.$O2] * 3/2" office:value-type="float" office:value="371.619140625" calcext:value-type="float">
            <text:p>371.619140625</text:p>
          </table:table-cell>
        </table:table-row>
        <table:table-row table:style-name="ro1">
          <table:table-cell office:value-type="string" calcext:value-type="string">
            <text:p>1#</text:p>
          </table:table-cell>
          <table:table-cell table:formula="of:= [.B2] * [.$B22]" office:value-type="float" office:value="173.803749428441" calcext:value-type="float">
            <text:p>173.803749428441</text:p>
          </table:table-cell>
          <table:table-cell table:formula="of:= [.C2] * [.$B22]" office:value-type="float" office:value="130.352812071331" calcext:value-type="float">
            <text:p>130.352812071331</text:p>
          </table:table-cell>
          <table:table-cell table:formula="of:= [.D2] * [.$B22]" office:value-type="float" office:value="195.529218106996" calcext:value-type="float">
            <text:p>195.529218106996</text:p>
          </table:table-cell>
          <table:table-cell table:formula="of:= [.E2] * [.$B22]" office:value-type="float" office:value="146.646913580247" calcext:value-type="float">
            <text:p>146.646913580247</text:p>
          </table:table-cell>
          <table:table-cell table:formula="of:= [.F2] * [.$B22]" office:value-type="float" office:value="219.97037037037" calcext:value-type="float">
            <text:p>219.97037037037</text:p>
          </table:table-cell>
          <table:table-cell table:formula="of:= [.G2] * [.$B22]" office:value-type="float" office:value="164.977777777778" calcext:value-type="float">
            <text:p>164.977777777778</text:p>
          </table:table-cell>
          <table:table-cell table:formula="of:= [.H2] * [.$B22]" office:value-type="float" office:value="247.466666666667" calcext:value-type="float">
            <text:p>247.466666666667</text:p>
          </table:table-cell>
          <table:table-cell table:formula="of:= [.I2] * [.$B22]" office:value-type="float" office:value="185.6" calcext:value-type="float">
            <text:p>185.6</text:p>
          </table:table-cell>
          <table:table-cell table:formula="of:= [.J2] * [.$B22]" office:value-type="float" office:value="278.4" calcext:value-type="float">
            <text:p>278.4</text:p>
          </table:table-cell>
          <table:table-cell table:formula="of:= [.K2] * [.$B22]" office:value-type="float" office:value="208.8" calcext:value-type="float">
            <text:p>208.8</text:p>
          </table:table-cell>
          <table:table-cell table:formula="of:= [.L2] * [.$B22]" office:value-type="float" office:value="313.2" calcext:value-type="float">
            <text:p>313.2</text:p>
          </table:table-cell>
          <table:table-cell table:formula="of:= [.M2] * [.$B22]" office:value-type="float" office:value="234.9" calcext:value-type="float">
            <text:p>234.9</text:p>
          </table:table-cell>
          <table:table-cell table:formula="of:= [.N2] * [.$B22]" office:value-type="float" office:value="352.35" calcext:value-type="float">
            <text:p>352.35</text:p>
          </table:table-cell>
          <table:table-cell table:formula="of:= [.O2] * [.$B22]" office:value-type="float" office:value="264.2625" calcext:value-type="float">
            <text:p>264.2625</text:p>
          </table:table-cell>
          <table:table-cell table:formula="of:= [.P2] * [.$B22]" office:value-type="float" office:value="396.39375" calcext:value-type="float">
            <text:p>396.39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[.B2] * [.$B23]" office:value-type="float" office:value="183.308641975309" calcext:value-type="float">
            <text:p>183.308641975309</text:p>
          </table:table-cell>
          <table:table-cell table:formula="of:= [.C2] * [.$B23]" office:value-type="float" office:value="137.481481481481" calcext:value-type="float">
            <text:p>137.481481481481</text:p>
          </table:table-cell>
          <table:table-cell table:formula="of:= [.D2] * [.$B23]" office:value-type="float" office:value="206.222222222222" calcext:value-type="float">
            <text:p>206.222222222222</text:p>
          </table:table-cell>
          <table:table-cell table:formula="of:= [.E2] * [.$B23]" office:value-type="float" office:value="154.666666666667" calcext:value-type="float">
            <text:p>154.666666666667</text:p>
          </table:table-cell>
          <table:table-cell table:formula="of:= [.F2] * [.$B23]" office:value-type="float" office:value="232" calcext:value-type="float">
            <text:p>232</text:p>
          </table:table-cell>
          <table:table-cell table:formula="of:= [.G2] * [.$B23]" office:value-type="float" office:value="174" calcext:value-type="float">
            <text:p>174</text:p>
          </table:table-cell>
          <table:table-cell table:formula="of:= [.H2] * [.$B23]" office:value-type="float" office:value="261" calcext:value-type="float">
            <text:p>261</text:p>
          </table:table-cell>
          <table:table-cell table:formula="of:= [.I2] * [.$B23]" office:value-type="float" office:value="195.75" calcext:value-type="float">
            <text:p>195.75</text:p>
          </table:table-cell>
          <table:table-cell table:formula="of:= [.J2] * [.$B23]" office:value-type="float" office:value="293.625" calcext:value-type="float">
            <text:p>293.625</text:p>
          </table:table-cell>
          <table:table-cell table:formula="of:= [.K2] * [.$B23]" office:value-type="float" office:value="220.21875" calcext:value-type="float">
            <text:p>220.21875</text:p>
          </table:table-cell>
          <table:table-cell table:formula="of:= [.L2] * [.$B23]" office:value-type="float" office:value="330.328125" calcext:value-type="float">
            <text:p>330.328125</text:p>
          </table:table-cell>
          <table:table-cell table:formula="of:= [.M2] * [.$B23]" office:value-type="float" office:value="247.74609375" calcext:value-type="float">
            <text:p>247.74609375</text:p>
          </table:table-cell>
          <table:table-cell table:formula="of:= [.N2] * [.$B23]" office:value-type="float" office:value="371.619140625" calcext:value-type="float">
            <text:p>371.619140625</text:p>
          </table:table-cell>
          <table:table-cell table:formula="of:= [.O2] * [.$B23]" office:value-type="float" office:value="278.71435546875" calcext:value-type="float">
            <text:p>278.71435546875</text:p>
          </table:table-cell>
          <table:table-cell table:formula="of:= [.P2] * [.$B23]" office:value-type="float" office:value="418.071533203125" calcext:value-type="float">
            <text:p>418.071533203125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table:formula="of:= [.B2] * [.$B24]" office:value-type="float" office:value="195.529218106996" calcext:value-type="float">
            <text:p>195.529218106996</text:p>
          </table:table-cell>
          <table:table-cell table:formula="of:= [.C2] * [.$B24]" office:value-type="float" office:value="146.646913580247" calcext:value-type="float">
            <text:p>146.646913580247</text:p>
          </table:table-cell>
          <table:table-cell table:formula="of:= [.D2] * [.$B24]" office:value-type="float" office:value="219.97037037037" calcext:value-type="float">
            <text:p>219.97037037037</text:p>
          </table:table-cell>
          <table:table-cell table:formula="of:= [.E2] * [.$B24]" office:value-type="float" office:value="164.977777777778" calcext:value-type="float">
            <text:p>164.977777777778</text:p>
          </table:table-cell>
          <table:table-cell table:formula="of:= [.F2] * [.$B24]" office:value-type="float" office:value="247.466666666667" calcext:value-type="float">
            <text:p>247.466666666667</text:p>
          </table:table-cell>
          <table:table-cell table:formula="of:= [.G2] * [.$B24]" office:value-type="float" office:value="185.6" calcext:value-type="float">
            <text:p>185.6</text:p>
          </table:table-cell>
          <table:table-cell table:formula="of:= [.H2] * [.$B24]" office:value-type="float" office:value="278.4" calcext:value-type="float">
            <text:p>278.4</text:p>
          </table:table-cell>
          <table:table-cell table:formula="of:= [.I2] * [.$B24]" office:value-type="float" office:value="208.8" calcext:value-type="float">
            <text:p>208.8</text:p>
          </table:table-cell>
          <table:table-cell table:formula="of:= [.J2] * [.$B24]" office:value-type="float" office:value="313.2" calcext:value-type="float">
            <text:p>313.2</text:p>
          </table:table-cell>
          <table:table-cell table:formula="of:= [.K2] * [.$B24]" office:value-type="float" office:value="234.9" calcext:value-type="float">
            <text:p>234.9</text:p>
          </table:table-cell>
          <table:table-cell table:formula="of:= [.L2] * [.$B24]" office:value-type="float" office:value="352.35" calcext:value-type="float">
            <text:p>352.35</text:p>
          </table:table-cell>
          <table:table-cell table:formula="of:= [.M2] * [.$B24]" office:value-type="float" office:value="264.2625" calcext:value-type="float">
            <text:p>264.2625</text:p>
          </table:table-cell>
          <table:table-cell table:formula="of:= [.N2] * [.$B24]" office:value-type="float" office:value="396.39375" calcext:value-type="float">
            <text:p>396.39375</text:p>
          </table:table-cell>
          <table:table-cell table:formula="of:= [.O2] * [.$B24]" office:value-type="float" office:value="297.2953125" calcext:value-type="float">
            <text:p>297.2953125</text:p>
          </table:table-cell>
          <table:table-cell table:formula="of:= [.P2] * [.$B24]" office:value-type="float" office:value="445.94296875" calcext:value-type="float">
            <text:p>445.94296875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table:formula="of:= [.B2] * [.$B25]" office:value-type="float" office:value="203.676268861454" calcext:value-type="float">
            <text:p>203.676268861454</text:p>
          </table:table-cell>
          <table:table-cell table:formula="of:= [.C2] * [.$B25]" office:value-type="float" office:value="152.757201646091" calcext:value-type="float">
            <text:p>152.757201646091</text:p>
          </table:table-cell>
          <table:table-cell table:formula="of:= [.D2] * [.$B25]" office:value-type="float" office:value="229.135802469136" calcext:value-type="float">
            <text:p>229.135802469136</text:p>
          </table:table-cell>
          <table:table-cell table:formula="of:= [.E2] * [.$B25]" office:value-type="float" office:value="171.851851851852" calcext:value-type="float">
            <text:p>171.851851851852</text:p>
          </table:table-cell>
          <table:table-cell table:formula="of:= [.F2] * [.$B25]" office:value-type="float" office:value="257.777777777778" calcext:value-type="float">
            <text:p>257.777777777778</text:p>
          </table:table-cell>
          <table:table-cell table:formula="of:= [.G2] * [.$B25]" office:value-type="float" office:value="193.333333333333" calcext:value-type="float">
            <text:p>193.333333333333</text:p>
          </table:table-cell>
          <table:table-cell table:formula="of:= [.H2] * [.$B25]" office:value-type="float" office:value="290" calcext:value-type="float">
            <text:p>290</text:p>
          </table:table-cell>
          <table:table-cell table:formula="of:= [.I2] * [.$B25]" office:value-type="float" office:value="217.5" calcext:value-type="float">
            <text:p>217.5</text:p>
          </table:table-cell>
          <table:table-cell table:formula="of:= [.J2] * [.$B25]" office:value-type="float" office:value="326.25" calcext:value-type="float">
            <text:p>326.25</text:p>
          </table:table-cell>
          <table:table-cell table:formula="of:= [.K2] * [.$B25]" office:value-type="float" office:value="244.6875" calcext:value-type="float">
            <text:p>244.6875</text:p>
          </table:table-cell>
          <table:table-cell table:formula="of:= [.L2] * [.$B25]" office:value-type="float" office:value="367.03125" calcext:value-type="float">
            <text:p>367.03125</text:p>
          </table:table-cell>
          <table:table-cell table:formula="of:= [.M2] * [.$B25]" office:value-type="float" office:value="275.2734375" calcext:value-type="float">
            <text:p>275.2734375</text:p>
          </table:table-cell>
          <table:table-cell table:formula="of:= [.N2] * [.$B25]" office:value-type="float" office:value="412.91015625" calcext:value-type="float">
            <text:p>412.91015625</text:p>
          </table:table-cell>
          <table:table-cell table:formula="of:= [.O2] * [.$B25]" office:value-type="float" office:value="309.6826171875" calcext:value-type="float">
            <text:p>309.6826171875</text:p>
          </table:table-cell>
          <table:table-cell table:formula="of:= [.P2] * [.$B25]" office:value-type="float" office:value="464.52392578125" calcext:value-type="float">
            <text:p>464.52392578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[.B2] * [.$B26]" office:value-type="float" office:value="217.254686785551" calcext:value-type="float">
            <text:p>217.254686785551</text:p>
          </table:table-cell>
          <table:table-cell table:formula="of:= [.C2] * [.$B26]" office:value-type="float" office:value="162.941015089163" calcext:value-type="float">
            <text:p>162.941015089163</text:p>
          </table:table-cell>
          <table:table-cell table:formula="of:= [.D2] * [.$B26]" office:value-type="float" office:value="244.411522633745" calcext:value-type="float">
            <text:p>244.411522633745</text:p>
          </table:table-cell>
          <table:table-cell table:formula="of:= [.E2] * [.$B26]" office:value-type="float" office:value="183.308641975309" calcext:value-type="float">
            <text:p>183.308641975309</text:p>
          </table:table-cell>
          <table:table-cell table:formula="of:= [.F2] * [.$B26]" office:value-type="float" office:value="274.962962962963" calcext:value-type="float">
            <text:p>274.962962962963</text:p>
          </table:table-cell>
          <table:table-cell table:formula="of:= [.G2] * [.$B26]" office:value-type="float" office:value="206.222222222222" calcext:value-type="float">
            <text:p>206.222222222222</text:p>
          </table:table-cell>
          <table:table-cell table:formula="of:= [.H2] * [.$B26]" office:value-type="float" office:value="309.333333333333" calcext:value-type="float">
            <text:p>309.333333333333</text:p>
          </table:table-cell>
          <table:table-cell table:formula="of:= [.I2] * [.$B26]" office:value-type="float" office:value="232" calcext:value-type="float">
            <text:p>232</text:p>
          </table:table-cell>
          <table:table-cell table:formula="of:= [.J2] * [.$B26]" office:value-type="float" office:value="348" calcext:value-type="float">
            <text:p>348</text:p>
          </table:table-cell>
          <table:table-cell table:formula="of:= [.K2] * [.$B26]" office:value-type="float" office:value="261" calcext:value-type="float">
            <text:p>261</text:p>
          </table:table-cell>
          <table:table-cell table:formula="of:= [.L2] * [.$B26]" office:value-type="float" office:value="391.5" calcext:value-type="float">
            <text:p>391.5</text:p>
          </table:table-cell>
          <table:table-cell table:formula="of:= [.M2] * [.$B26]" office:value-type="float" office:value="293.625" calcext:value-type="float">
            <text:p>293.625</text:p>
          </table:table-cell>
          <table:table-cell table:formula="of:= [.N2] * [.$B26]" office:value-type="float" office:value="440.4375" calcext:value-type="float">
            <text:p>440.4375</text:p>
          </table:table-cell>
          <table:table-cell table:formula="of:= [.O2] * [.$B26]" office:value-type="float" office:value="330.328125" calcext:value-type="float">
            <text:p>330.328125</text:p>
          </table:table-cell>
          <table:table-cell table:formula="of:= [.P2] * [.$B26]" office:value-type="float" office:value="495.4921875" calcext:value-type="float">
            <text:p>495.4921875</text:p>
          </table:table-cell>
        </table:table-row>
        <table:table-row table:style-name="ro1">
          <table:table-cell office:value-type="string" calcext:value-type="string">
            <text:p>4#</text:p>
          </table:table-cell>
          <table:table-cell table:formula="of:= [.B2] * [.$B27]" office:value-type="float" office:value="228.117421124829" calcext:value-type="float">
            <text:p>228.117421124829</text:p>
          </table:table-cell>
          <table:table-cell table:formula="of:= [.C2] * [.$B27]" office:value-type="float" office:value="171.088065843621" calcext:value-type="float">
            <text:p>171.088065843621</text:p>
          </table:table-cell>
          <table:table-cell table:formula="of:= [.D2] * [.$B27]" office:value-type="float" office:value="256.632098765432" calcext:value-type="float">
            <text:p>256.632098765432</text:p>
          </table:table-cell>
          <table:table-cell table:formula="of:= [.E2] * [.$B27]" office:value-type="float" office:value="192.474074074074" calcext:value-type="float">
            <text:p>192.474074074074</text:p>
          </table:table-cell>
          <table:table-cell table:formula="of:= [.F2] * [.$B27]" office:value-type="float" office:value="288.711111111111" calcext:value-type="float">
            <text:p>288.711111111111</text:p>
          </table:table-cell>
          <table:table-cell table:formula="of:= [.G2] * [.$B27]" office:value-type="float" office:value="216.533333333333" calcext:value-type="float">
            <text:p>216.533333333333</text:p>
          </table:table-cell>
          <table:table-cell table:formula="of:= [.H2] * [.$B27]" office:value-type="float" office:value="324.8" calcext:value-type="float">
            <text:p>324.8</text:p>
          </table:table-cell>
          <table:table-cell table:formula="of:= [.I2] * [.$B27]" office:value-type="float" office:value="243.6" calcext:value-type="float">
            <text:p>243.6</text:p>
          </table:table-cell>
          <table:table-cell table:formula="of:= [.J2] * [.$B27]" office:value-type="float" office:value="365.4" calcext:value-type="float">
            <text:p>365.4</text:p>
          </table:table-cell>
          <table:table-cell table:formula="of:= [.K2] * [.$B27]" office:value-type="float" office:value="274.05" calcext:value-type="float">
            <text:p>274.05</text:p>
          </table:table-cell>
          <table:table-cell table:formula="of:= [.L2] * [.$B27]" office:value-type="float" office:value="411.075" calcext:value-type="float">
            <text:p>411.075</text:p>
          </table:table-cell>
          <table:table-cell table:formula="of:= [.M2] * [.$B27]" office:value-type="float" office:value="308.30625" calcext:value-type="float">
            <text:p>308.30625</text:p>
          </table:table-cell>
          <table:table-cell table:formula="of:= [.N2] * [.$B27]" office:value-type="float" office:value="462.459375" calcext:value-type="float">
            <text:p>462.459375</text:p>
          </table:table-cell>
          <table:table-cell table:formula="of:= [.O2] * [.$B27]" office:value-type="float" office:value="346.84453125" calcext:value-type="float">
            <text:p>346.84453125</text:p>
          </table:table-cell>
          <table:table-cell table:formula="of:= [.P2] * [.$B27]" office:value-type="float" office:value="520.266796875" calcext:value-type="float">
            <text:p>520.266796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[.B2] * [.$B28]" office:value-type="float" office:value="244.411522633745" calcext:value-type="float">
            <text:p>244.411522633745</text:p>
          </table:table-cell>
          <table:table-cell table:formula="of:= [.C2] * [.$B28]" office:value-type="float" office:value="183.308641975309" calcext:value-type="float">
            <text:p>183.308641975309</text:p>
          </table:table-cell>
          <table:table-cell table:formula="of:= [.D2] * [.$B28]" office:value-type="float" office:value="274.962962962963" calcext:value-type="float">
            <text:p>274.962962962963</text:p>
          </table:table-cell>
          <table:table-cell table:formula="of:= [.E2] * [.$B28]" office:value-type="float" office:value="206.222222222222" calcext:value-type="float">
            <text:p>206.222222222222</text:p>
          </table:table-cell>
          <table:table-cell table:formula="of:= [.F2] * [.$B28]" office:value-type="float" office:value="309.333333333333" calcext:value-type="float">
            <text:p>309.333333333333</text:p>
          </table:table-cell>
          <table:table-cell table:formula="of:= [.G2] * [.$B28]" office:value-type="float" office:value="232" calcext:value-type="float">
            <text:p>232</text:p>
          </table:table-cell>
          <table:table-cell table:formula="of:= [.H2] * [.$B28]" office:value-type="float" office:value="348" calcext:value-type="float">
            <text:p>348</text:p>
          </table:table-cell>
          <table:table-cell table:formula="of:= [.I2] * [.$B28]" office:value-type="float" office:value="261" calcext:value-type="float">
            <text:p>261</text:p>
          </table:table-cell>
          <table:table-cell table:formula="of:= [.J2] * [.$B28]" office:value-type="float" office:value="391.5" calcext:value-type="float">
            <text:p>391.5</text:p>
          </table:table-cell>
          <table:table-cell table:formula="of:= [.K2] * [.$B28]" office:value-type="float" office:value="293.625" calcext:value-type="float">
            <text:p>293.625</text:p>
          </table:table-cell>
          <table:table-cell table:formula="of:= [.L2] * [.$B28]" office:value-type="float" office:value="440.4375" calcext:value-type="float">
            <text:p>440.4375</text:p>
          </table:table-cell>
          <table:table-cell table:formula="of:= [.M2] * [.$B28]" office:value-type="float" office:value="330.328125" calcext:value-type="float">
            <text:p>330.328125</text:p>
          </table:table-cell>
          <table:table-cell table:formula="of:= [.N2] * [.$B28]" office:value-type="float" office:value="495.4921875" calcext:value-type="float">
            <text:p>495.4921875</text:p>
          </table:table-cell>
          <table:table-cell table:formula="of:= [.O2] * [.$B28]" office:value-type="float" office:value="371.619140625" calcext:value-type="float">
            <text:p>371.619140625</text:p>
          </table:table-cell>
          <table:table-cell table:formula="of:= [.P2] * [.$B28]" office:value-type="float" office:value="557.4287109375" calcext:value-type="float">
            <text:p>557.4287109375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table:formula="of:= [.B2] * [.$B29]" office:value-type="float" office:value="260.705624142661" calcext:value-type="float">
            <text:p>260.705624142661</text:p>
          </table:table-cell>
          <table:table-cell table:formula="of:= [.C2] * [.$B29]" office:value-type="float" office:value="195.529218106996" calcext:value-type="float">
            <text:p>195.529218106996</text:p>
          </table:table-cell>
          <table:table-cell table:formula="of:= [.D2] * [.$B29]" office:value-type="float" office:value="293.293827160494" calcext:value-type="float">
            <text:p>293.293827160494</text:p>
          </table:table-cell>
          <table:table-cell table:formula="of:= [.E2] * [.$B29]" office:value-type="float" office:value="219.97037037037" calcext:value-type="float">
            <text:p>219.97037037037</text:p>
          </table:table-cell>
          <table:table-cell table:formula="of:= [.F2] * [.$B29]" office:value-type="float" office:value="329.955555555556" calcext:value-type="float">
            <text:p>329.955555555556</text:p>
          </table:table-cell>
          <table:table-cell table:formula="of:= [.G2] * [.$B29]" office:value-type="float" office:value="247.466666666667" calcext:value-type="float">
            <text:p>247.466666666667</text:p>
          </table:table-cell>
          <table:table-cell table:formula="of:= [.H2] * [.$B29]" office:value-type="float" office:value="371.2" calcext:value-type="float">
            <text:p>371.2</text:p>
          </table:table-cell>
          <table:table-cell table:formula="of:= [.I2] * [.$B29]" office:value-type="float" office:value="278.4" calcext:value-type="float">
            <text:p>278.4</text:p>
          </table:table-cell>
          <table:table-cell table:formula="of:= [.J2] * [.$B29]" office:value-type="float" office:value="417.6" calcext:value-type="float">
            <text:p>417.6</text:p>
          </table:table-cell>
          <table:table-cell table:formula="of:= [.K2] * [.$B29]" office:value-type="float" office:value="313.2" calcext:value-type="float">
            <text:p>313.2</text:p>
          </table:table-cell>
          <table:table-cell table:formula="of:= [.L2] * [.$B29]" office:value-type="float" office:value="469.8" calcext:value-type="float">
            <text:p>469.8</text:p>
          </table:table-cell>
          <table:table-cell table:formula="of:= [.M2] * [.$B29]" office:value-type="float" office:value="352.35" calcext:value-type="float">
            <text:p>352.35</text:p>
          </table:table-cell>
          <table:table-cell table:formula="of:= [.N2] * [.$B29]" office:value-type="float" office:value="528.525" calcext:value-type="float">
            <text:p>528.525</text:p>
          </table:table-cell>
          <table:table-cell table:formula="of:= [.O2] * [.$B29]" office:value-type="float" office:value="396.39375" calcext:value-type="float">
            <text:p>396.39375</text:p>
          </table:table-cell>
          <table:table-cell table:formula="of:= [.P2] * [.$B29]" office:value-type="float" office:value="594.590625" calcext:value-type="float">
            <text:p>594.590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[.B2] * [.$B30]" office:value-type="float" office:value="271.568358481939" calcext:value-type="float">
            <text:p>271.568358481939</text:p>
          </table:table-cell>
          <table:table-cell table:formula="of:= [.C2] * [.$B30]" office:value-type="float" office:value="203.676268861454" calcext:value-type="float">
            <text:p>203.676268861454</text:p>
          </table:table-cell>
          <table:table-cell table:formula="of:= [.D2] * [.$B30]" office:value-type="float" office:value="305.514403292181" calcext:value-type="float">
            <text:p>305.514403292181</text:p>
          </table:table-cell>
          <table:table-cell table:formula="of:= [.E2] * [.$B30]" office:value-type="float" office:value="229.135802469136" calcext:value-type="float">
            <text:p>229.135802469136</text:p>
          </table:table-cell>
          <table:table-cell table:formula="of:= [.F2] * [.$B30]" office:value-type="float" office:value="343.703703703704" calcext:value-type="float">
            <text:p>343.703703703704</text:p>
          </table:table-cell>
          <table:table-cell table:formula="of:= [.G2] * [.$B30]" office:value-type="float" office:value="257.777777777778" calcext:value-type="float">
            <text:p>257.777777777778</text:p>
          </table:table-cell>
          <table:table-cell table:formula="of:= [.H2] * [.$B30]" office:value-type="float" office:value="386.666666666667" calcext:value-type="float">
            <text:p>386.666666666667</text:p>
          </table:table-cell>
          <table:table-cell table:formula="of:= [.I2] * [.$B30]" office:value-type="float" office:value="290" calcext:value-type="float">
            <text:p>290</text:p>
          </table:table-cell>
          <table:table-cell table:formula="of:= [.J2] * [.$B30]" office:value-type="float" office:value="435" calcext:value-type="float">
            <text:p>435</text:p>
          </table:table-cell>
          <table:table-cell table:formula="of:= [.K2] * [.$B30]" office:value-type="float" office:value="326.25" calcext:value-type="float">
            <text:p>326.25</text:p>
          </table:table-cell>
          <table:table-cell table:formula="of:= [.L2] * [.$B30]" office:value-type="float" office:value="489.375" calcext:value-type="float">
            <text:p>489.375</text:p>
          </table:table-cell>
          <table:table-cell table:formula="of:= [.M2] * [.$B30]" office:value-type="float" office:value="367.03125" calcext:value-type="float">
            <text:p>367.03125</text:p>
          </table:table-cell>
          <table:table-cell table:formula="of:= [.N2] * [.$B30]" office:value-type="float" office:value="550.546875" calcext:value-type="float">
            <text:p>550.546875</text:p>
          </table:table-cell>
          <table:table-cell table:formula="of:= [.O2] * [.$B30]" office:value-type="float" office:value="412.91015625" calcext:value-type="float">
            <text:p>412.91015625</text:p>
          </table:table-cell>
          <table:table-cell table:formula="of:= [.P2] * [.$B30]" office:value-type="float" office:value="619.365234375" calcext:value-type="float">
            <text:p>619.365234375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table:formula="of:= [.B2] * [.$B31]" office:value-type="float" office:value="285.146776406036" calcext:value-type="float">
            <text:p>285.146776406036</text:p>
          </table:table-cell>
          <table:table-cell table:formula="of:= [.C2] * [.$B31]" office:value-type="float" office:value="213.860082304527" calcext:value-type="float">
            <text:p>213.860082304527</text:p>
          </table:table-cell>
          <table:table-cell table:formula="of:= [.D2] * [.$B31]" office:value-type="float" office:value="320.79012345679" calcext:value-type="float">
            <text:p>320.79012345679</text:p>
          </table:table-cell>
          <table:table-cell table:formula="of:= [.E2] * [.$B31]" office:value-type="float" office:value="240.592592592593" calcext:value-type="float">
            <text:p>240.592592592593</text:p>
          </table:table-cell>
          <table:table-cell table:formula="of:= [.F2] * [.$B31]" office:value-type="float" office:value="360.888888888889" calcext:value-type="float">
            <text:p>360.888888888889</text:p>
          </table:table-cell>
          <table:table-cell table:formula="of:= [.G2] * [.$B31]" office:value-type="float" office:value="270.666666666667" calcext:value-type="float">
            <text:p>270.666666666667</text:p>
          </table:table-cell>
          <table:table-cell table:formula="of:= [.H2] * [.$B31]" office:value-type="float" office:value="406" calcext:value-type="float">
            <text:p>406</text:p>
          </table:table-cell>
          <table:table-cell table:formula="of:= [.I2] * [.$B31]" office:value-type="float" office:value="304.5" calcext:value-type="float">
            <text:p>304.5</text:p>
          </table:table-cell>
          <table:table-cell table:formula="of:= [.J2] * [.$B31]" office:value-type="float" office:value="456.75" calcext:value-type="float">
            <text:p>456.75</text:p>
          </table:table-cell>
          <table:table-cell table:formula="of:= [.K2] * [.$B31]" office:value-type="float" office:value="342.5625" calcext:value-type="float">
            <text:p>342.5625</text:p>
          </table:table-cell>
          <table:table-cell table:formula="of:= [.L2] * [.$B31]" office:value-type="float" office:value="513.84375" calcext:value-type="float">
            <text:p>513.84375</text:p>
          </table:table-cell>
          <table:table-cell table:formula="of:= [.M2] * [.$B31]" office:value-type="float" office:value="385.3828125" calcext:value-type="float">
            <text:p>385.3828125</text:p>
          </table:table-cell>
          <table:table-cell table:formula="of:= [.N2] * [.$B31]" office:value-type="float" office:value="578.07421875" calcext:value-type="float">
            <text:p>578.07421875</text:p>
          </table:table-cell>
          <table:table-cell table:formula="of:= [.O2] * [.$B31]" office:value-type="float" office:value="433.5556640625" calcext:value-type="float">
            <text:p>433.5556640625</text:p>
          </table:table-cell>
          <table:table-cell table:formula="of:= [.P2] * [.$B31]" office:value-type="float" office:value="650.33349609375" calcext:value-type="float">
            <text:p>650.33349609375</text:p>
          </table:table-cell>
        </table:table-row>
        <table:table-row table:style-name="ro1">
          <table:table-cell office:value-type="string" calcext:value-type="string">
            <text:p>alt 7b</text:p>
          </table:table-cell>
          <table:table-cell table:formula="of:= [.B2] * [.$B32]" office:value-type="float" office:value="293.293827160494" calcext:value-type="float">
            <text:p>293.293827160494</text:p>
          </table:table-cell>
          <table:table-cell table:formula="of:= [.C2] * [.$B32]" office:value-type="float" office:value="219.97037037037" calcext:value-type="float">
            <text:p>219.97037037037</text:p>
          </table:table-cell>
          <table:table-cell table:formula="of:= [.D2] * [.$B32]" office:value-type="float" office:value="329.955555555556" calcext:value-type="float">
            <text:p>329.955555555556</text:p>
          </table:table-cell>
          <table:table-cell table:formula="of:= [.E2] * [.$B32]" office:value-type="float" office:value="247.466666666667" calcext:value-type="float">
            <text:p>247.466666666667</text:p>
          </table:table-cell>
          <table:table-cell table:formula="of:= [.F2] * [.$B32]" office:value-type="float" office:value="371.2" calcext:value-type="float">
            <text:p>371.2</text:p>
          </table:table-cell>
          <table:table-cell table:formula="of:= [.G2] * [.$B32]" office:value-type="float" office:value="278.4" calcext:value-type="float">
            <text:p>278.4</text:p>
          </table:table-cell>
          <table:table-cell table:formula="of:= [.H2] * [.$B32]" office:value-type="float" office:value="417.6" calcext:value-type="float">
            <text:p>417.6</text:p>
          </table:table-cell>
          <table:table-cell table:formula="of:= [.I2] * [.$B32]" office:value-type="float" office:value="313.2" calcext:value-type="float">
            <text:p>313.2</text:p>
          </table:table-cell>
          <table:table-cell table:formula="of:= [.J2] * [.$B32]" office:value-type="float" office:value="469.8" calcext:value-type="float">
            <text:p>469.8</text:p>
          </table:table-cell>
          <table:table-cell table:formula="of:= [.K2] * [.$B32]" office:value-type="float" office:value="352.35" calcext:value-type="float">
            <text:p>352.35</text:p>
          </table:table-cell>
          <table:table-cell table:formula="of:= [.L2] * [.$B32]" office:value-type="float" office:value="528.525" calcext:value-type="float">
            <text:p>528.525</text:p>
          </table:table-cell>
          <table:table-cell table:formula="of:= [.M2] * [.$B32]" office:value-type="float" office:value="396.39375" calcext:value-type="float">
            <text:p>396.39375</text:p>
          </table:table-cell>
          <table:table-cell table:formula="of:= [.N2] * [.$B32]" office:value-type="float" office:value="594.590625" calcext:value-type="float">
            <text:p>594.590625</text:p>
          </table:table-cell>
          <table:table-cell table:formula="of:= [.O2] * [.$B32]" office:value-type="float" office:value="445.94296875" calcext:value-type="float">
            <text:p>445.94296875</text:p>
          </table:table-cell>
          <table:table-cell table:formula="of:= [.P2] * [.$B32]" office:value-type="float" office:value="668.914453125" calcext:value-type="float">
            <text:p>668.914453125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table:formula="of:= [.B2] * [.$B33]" office:value-type="float" office:value="305.514403292181" calcext:value-type="float">
            <text:p>305.514403292181</text:p>
          </table:table-cell>
          <table:table-cell table:formula="of:= [.C2] * [.$B33]" office:value-type="float" office:value="229.135802469136" calcext:value-type="float">
            <text:p>229.135802469136</text:p>
          </table:table-cell>
          <table:table-cell table:formula="of:= [.D2] * [.$B33]" office:value-type="float" office:value="343.703703703704" calcext:value-type="float">
            <text:p>343.703703703704</text:p>
          </table:table-cell>
          <table:table-cell table:formula="of:= [.E2] * [.$B33]" office:value-type="float" office:value="257.777777777778" calcext:value-type="float">
            <text:p>257.777777777778</text:p>
          </table:table-cell>
          <table:table-cell table:formula="of:= [.F2] * [.$B33]" office:value-type="float" office:value="386.666666666667" calcext:value-type="float">
            <text:p>386.666666666667</text:p>
          </table:table-cell>
          <table:table-cell table:formula="of:= [.G2] * [.$B33]" office:value-type="float" office:value="290" calcext:value-type="float">
            <text:p>290</text:p>
          </table:table-cell>
          <table:table-cell table:formula="of:= [.H2] * [.$B33]" office:value-type="float" office:value="435" calcext:value-type="float">
            <text:p>435</text:p>
          </table:table-cell>
          <table:table-cell table:formula="of:= [.I2] * [.$B33]" office:value-type="float" office:value="326.25" calcext:value-type="float">
            <text:p>326.25</text:p>
          </table:table-cell>
          <table:table-cell table:formula="of:= [.J2] * [.$B33]" office:value-type="float" office:value="489.375" calcext:value-type="float">
            <text:p>489.375</text:p>
          </table:table-cell>
          <table:table-cell table:formula="of:= [.K2] * [.$B33]" office:value-type="float" office:value="367.03125" calcext:value-type="float">
            <text:p>367.03125</text:p>
          </table:table-cell>
          <table:table-cell table:formula="of:= [.L2] * [.$B33]" office:value-type="float" office:value="550.546875" calcext:value-type="float">
            <text:p>550.546875</text:p>
          </table:table-cell>
          <table:table-cell table:formula="of:= [.M2] * [.$B33]" office:value-type="float" office:value="412.91015625" calcext:value-type="float">
            <text:p>412.91015625</text:p>
          </table:table-cell>
          <table:table-cell table:formula="of:= [.N2] * [.$B33]" office:value-type="float" office:value="619.365234375" calcext:value-type="float">
            <text:p>619.365234375</text:p>
          </table:table-cell>
          <table:table-cell table:formula="of:= [.O2] * [.$B33]" office:value-type="float" office:value="464.52392578125" calcext:value-type="float">
            <text:p>464.52392578125</text:p>
          </table:table-cell>
          <table:table-cell table:formula="of:= [.P2] * [.$B33]" office:value-type="float" office:value="696.785888671875" calcext:value-type="float">
            <text:p>696.785888671875</text:p>
          </table:table-cell>
        </table:table-row>
        <table:table-row table:style-name="ro1">
          <table:table-cell table:style-name="Default"/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" office:value-type="string" calcext:value-type="string">
            <text:p>base frequency</text:p>
          </table:table-cell>
          <table:table-cell office:value-type="float" office:value="261" calcext:value-type="float">
            <text:p>261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interval ratios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#</text:p>
          </table:table-cell>
          <table:table-cell table:formula="of:= 16/15" office:value-type="float" office:value="1.06666666666667" calcext:value-type="float">
            <text:p>1.06666666666667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9/8" office:value-type="float" office:value="1.125" calcext:value-type="float">
            <text:p>1.1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b</text:p>
          </table:table-cell>
          <table:table-cell table:formula="of:=6/5" office:value-type="float" office:value="1.2" calcext:value-type="float">
            <text:p>1.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</text:p>
          </table:table-cell>
          <table:table-cell table:formula="of:=5/4" office:value-type="float" office:value="1.25" calcext:value-type="float">
            <text:p>1.25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4/3" office:value-type="float" office:value="1.33333333333333" calcext:value-type="float">
            <text:p>1.333333333333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#</text:p>
          </table:table-cell>
          <table:table-cell table:formula="of:=7/5" office:value-type="float" office:value="1.4" calcext:value-type="float">
            <text:p>1.4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/2" office:value-type="float" office:value="1.5" calcext:value-type="float">
            <text:p>1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b</text:p>
          </table:table-cell>
          <table:table-cell table:formula="of:=8/5" office:value-type="float" office:value="1.6" calcext:value-type="float">
            <text:p>1.6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5/3" office:value-type="float" office:value="1.66666666666667" calcext:value-type="float">
            <text:p>1.666666666666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b</text:p>
          </table:table-cell>
          <table:table-cell table:formula="of:=7/4" office:value-type="float" office:value="1.75" calcext:value-type="float">
            <text:p>1.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t 7b</text:p>
          </table:table-cell>
          <table:table-cell table:formula="of:=9/5" office:value-type="float" office:value="1.8" calcext:value-type="float">
            <text:p>1.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</text:p>
          </table:table-cell>
          <table:table-cell table:formula="of:=15/8" office:value-type="float" office:value="1.875" calcext:value-type="float">
            <text:p>1.875</text:p>
          </table:table-cell>
          <table:table-cell table:number-columns-repeated="14"/>
        </table:table-row>
        <table:table-row table:style-name="ro1" table:number-rows-repeated="104854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2">00/00/0000</text:date>, <text:time style:data-style-name="N2" text:time-value="16:19:46.3830147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3:06:51.913088456</meta:creation-date>
    <meta:generator>LibreOffice/7.5.3.2$Linux_X86_64 LibreOffice_project/50$Build-2</meta:generator>
    <dc:date>2023-07-22T21:02:52.954769550</dc:date>
    <meta:editing-duration>PT16H30M7S</meta:editing-duration>
    <meta:editing-cycles>5</meta:editing-cycles>
    <meta:document-statistic meta:table-count="1" meta:cell-count="250" meta:object-count="0"/>
  </office:meta>
</office:document-meta>
</file>